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81000000320AA835BE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ourier New" svg:font-family="'Courier New'" style:font-family-generic="modern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etaNormal-Roman" svg:font-family="MetaNormal-Roman" style:font-family-generic="swiss" style:font-pitch="variable"/>
  </office:font-face-decls>
  <office:automatic-styles>
    <style:style style:name="Tabelle1" style:family="table">
      <style:table-properties style:width="13.07cm" table:align="margins"/>
    </style:style>
    <style:style style:name="Tabelle1.A" style:family="table-column">
      <style:table-column-properties style:column-width="6.535cm" style:rel-column-width="32768*"/>
    </style:style>
    <style:style style:name="Tabelle1.B" style:family="table-column">
      <style:table-column-properties style:column-width="6.535cm" style:rel-column-width="3276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imetable" style:family="table" style:master-page-name="">
      <style:table-properties style:width="13.081cm" fo:margin-left="-0.005cm" fo:margin-right="-0.005cm" style:page-number="0" table:align="margins" fo:keep-with-next="auto"/>
    </style:style>
    <style:style style:name="timetable.A" style:family="table-column">
      <style:table-column-properties style:column-width="4.182cm" style:rel-column-width="20952*"/>
    </style:style>
    <style:style style:name="timetable.B" style:family="table-column">
      <style:table-column-properties style:column-width="3.732cm" style:rel-column-width="18699*"/>
    </style:style>
    <style:style style:name="timetable.C" style:family="table-column">
      <style:table-column-properties style:column-width="3.799cm" style:rel-column-width="19034*"/>
    </style:style>
    <style:style style:name="timetable.D" style:family="table-column">
      <style:table-column-properties style:column-width="1.367cm" style:rel-column-width="6850*"/>
    </style:style>
    <style:style style:name="timetable.A1" style:family="table-cell">
      <style:table-cell-properties fo:padding-left="0cm" fo:padding-right="0cm" fo:padding-top="0.199cm" fo:padding-bottom="0.101cm" fo:border="none"/>
    </style:style>
    <style:style style:name="timetable.A2" style:family="table-cell">
      <style:table-cell-properties fo:padding="0cm" fo:border="none"/>
    </style:style>
    <style:style style:name="Tabelle3" style:family="table" style:master-page-name="">
      <style:table-properties style:width="13.081cm" fo:margin-left="-0.005cm" fo:margin-right="-0.005cm" style:page-number="0" table:align="margins" fo:keep-with-next="auto"/>
    </style:style>
    <style:style style:name="Tabelle3.A" style:family="table-column">
      <style:table-column-properties style:column-width="6.227cm" style:rel-column-width="31193*"/>
    </style:style>
    <style:style style:name="Tabelle3.B" style:family="table-column">
      <style:table-column-properties style:column-width="6.854cm" style:rel-column-width="34342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elle2" style:family="table">
      <style:table-properties style:width="13.07cm" table:align="margins"/>
    </style:style>
    <style:style style:name="Tabelle2.A" style:family="table-column">
      <style:table-column-properties style:column-width="6.535cm" style:rel-column-width="32767*"/>
    </style:style>
    <style:style style:name="Tabelle2.B" style:family="table-column">
      <style:table-column-properties style:column-width="6.53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B1" style:family="table-cell">
      <style:table-cell-properties fo:padding="0.097cm" fo:border="0.002cm solid #000000"/>
    </style:style>
    <style:style style:name="P1" style:family="paragraph" style:parent-style-name="Header">
      <style:paragraph-properties fo:text-align="end" style:justify-single-word="false"/>
      <style:text-properties fo:font-size="8pt"/>
    </style:style>
    <style:style style:name="P2" style:family="paragraph" style:parent-style-name="Frame_20_contents">
      <style:paragraph-properties fo:text-align="start" style:justify-single-word="false" style:vertical-align="baseline"/>
      <style:text-properties fo:font-size="7pt"/>
    </style:style>
    <style:style style:name="P3" style:family="paragraph" style:parent-style-name="zeitraum">
      <style:text-properties style:text-underline-style="none" fo:font-weight="bold"/>
    </style:style>
    <style:style style:name="P4" style:family="paragraph" style:parent-style-name="zeitraum">
      <style:paragraph-properties fo:text-align="end" style:justify-single-word="false"/>
      <style:text-properties style:text-underline-style="none" fo:font-weight="bold"/>
    </style:style>
    <style:style style:name="P5" style:family="paragraph" style:parent-style-name="Table_20_Contents">
      <style:text-properties fo:font-weight="bold"/>
    </style:style>
    <style:style style:name="P6" style:family="paragraph" style:parent-style-name="Table_20_Contents">
      <style:paragraph-properties fo:text-align="end" style:justify-single-word="false"/>
      <style:text-properties fo:font-weight="bold"/>
    </style:style>
    <style:style style:name="P7" style:family="paragraph" style:parent-style-name="Table_20_Contents">
      <style:paragraph-properties fo:text-align="start" style:justify-single-word="false"/>
      <style:text-properties fo:font-weight="bold"/>
    </style:style>
    <style:style style:name="P8" style:family="paragraph" style:parent-style-name="Table_20_Contents">
      <style:text-properties style:text-underline-style="none" fo:font-weight="bold"/>
    </style:style>
    <style:style style:name="P9" style:family="paragraph" style:parent-style-name="Table_20_Contents">
      <style:text-properties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fo:font-weight="normal" style:font-weight-asian="normal" style:font-weight-complex="normal"/>
    </style:style>
    <style:style style:name="P11" style:family="paragraph" style:parent-style-name="Table_20_Contents">
      <style:text-properties fo:color="#0099ff"/>
    </style:style>
    <style:style style:name="P12" style:family="paragraph" style:parent-style-name="Table_20_Contents">
      <style:text-properties fo:color="#0099ff" fo:font-weight="bold"/>
    </style:style>
    <style:style style:name="P13" style:family="paragraph" style:parent-style-name="Table_20_Contents">
      <style:paragraph-properties fo:text-align="end" style:justify-single-word="false"/>
      <style:text-properties fo:color="#0099ff" fo:font-weight="bold"/>
    </style:style>
    <style:style style:name="P14" style:family="paragraph" style:parent-style-name="Table_20_Contents">
      <style:paragraph-properties fo:text-align="start" style:justify-single-word="false"/>
      <style:text-properties fo:color="#0099ff" fo:font-weight="bold"/>
    </style:style>
    <style:style style:name="P15" style:family="paragraph" style:parent-style-name="Table_20_Contents">
      <style:text-properties fo:color="#94bd5e" fo:font-weight="bold"/>
    </style:style>
    <style:style style:name="P16" style:family="paragraph" style:parent-style-name="Table_20_Contents">
      <style:paragraph-properties fo:text-align="start" style:justify-single-word="false"/>
      <style:text-properties fo:color="#94bd5e" fo:font-weight="bold"/>
    </style:style>
    <style:style style:name="P17" style:family="paragraph" style:parent-style-name="Table_20_Contents">
      <style:paragraph-properties fo:text-align="end" style:justify-single-word="false"/>
      <style:text-properties fo:color="#94bd5e" fo:font-weight="bold"/>
    </style:style>
    <style:style style:name="P18" style:family="paragraph" style:parent-style-name="Standard">
      <style:text-properties fo:font-weight="bold"/>
    </style:style>
    <style:style style:name="P19" style:family="paragraph" style:parent-style-name="Standard">
      <style:paragraph-properties fo:text-align="end" style:justify-single-word="false"/>
      <style:text-properties fo:color="#000000" fo:font-weight="bold"/>
    </style:style>
    <style:style style:name="P20" style:family="paragraph" style:parent-style-name="Table_20_Heading">
      <style:paragraph-properties fo:text-align="start" style:justify-single-word="false"/>
    </style:style>
    <style:style style:name="P21" style:family="paragraph" style:parent-style-name="zeitraum" style:master-page-name="">
      <style:paragraph-properties style:page-number="auto"/>
      <style:text-properties fo:font-size="12pt" style:text-underline-style="none" fo:font-weight="bold" style:font-size-asian="12pt" style:font-size-complex="12pt"/>
    </style:style>
    <style:style style:name="T1" style:family="text">
      <style:text-properties style:text-underline-style="none"/>
    </style:style>
    <style:style style:name="fr1" style:family="graphic" style:parent-style-name="Frame">
      <style:graphic-properties style:protect="content size position" style:vertical-pos="from-top" style:vertical-rel="paragraph" style:horizontal-pos="from-left" style:horizontal-rel="paragraph" fo:background-color="transparent" style:background-transparenc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99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Projektbezogene Auswertung</text:p>
      <text:p text:style-name="P3"/>
      <text:p text:style-name="P3">Zeitraum vom {$timespanFrom} bis {$timespanUntil}</text:p>
      <text:p text:style-name="P8"/>
      <text:p text:style-name="P9">{foreach($projects as $aProject):}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3">Projekt : {$aProject['projectname']}</text:p>
          </table:table-cell>
          <table:table-cell table:style-name="Tabelle1.B1" office:value-type="string">
            <text:p text:style-name="P4">Summe: {$aProject['sum']} h</text:p>
          </table:table-cell>
        </table:table-row>
      </table:table>
      <text:p text:style-name="P3"/>
      <table:table table:name="timetable" table:style-name="timetable">
        <table:table-column table:style-name="timetable.A"/>
        <table:table-column table:style-name="timetable.B"/>
        <table:table-column table:style-name="timetable.C"/>
        <table:table-column table:style-name="timetable.D"/>
        <table:table-header-rows>
          <table:table-row>
            <table:table-cell table:style-name="timetable.A1" office:value-type="string">
              <text:p text:style-name="P20">Tätigkeit</text:p>
            </table:table-cell>
            <table:table-cell table:style-name="timetable.A1" table:number-columns-spanned="2" office:value-type="string">
              <text:p text:style-name="Table_20_Heading">Beschreibung</text:p>
            </table:table-cell>
            <table:covered-table-cell/>
            <table:table-cell table:style-name="timetable.A1" office:value-type="string">
              <text:p text:style-name="Table_20_Heading">Zeit</text:p>
            </table:table-cell>
          </table:table-row>
        </table:table-header-rows>
        <table:table-row>
          <table:table-cell table:style-name="timetable.A2" table:number-columns-spanned="2" office:value-type="string">
            <text:p text:style-name="P11">{foreach($aProject['users'] as $aUser):}<text:line-break/></text:p>
            <text:p text:style-name="P12">Benutzer: {$aUser['name']} {$aUser['surname']}</text:p>
          </table:table-cell>
          <table:covered-table-cell/>
          <table:table-cell table:style-name="timetable.A2" table:number-columns-spanned="2" office:value-type="string">
            <text:p text:style-name="P12"/>
            <text:p text:style-name="P13"><text:line-break/>Summe:<text:line-break/>{$aUser['sum']} h</text:p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Table_20_Contents">{foreach( $aUser['days'] as $aDay ):}</text:p>
          </table:table-cell>
          <table:covered-table-cell/>
          <table:table-cell table:style-name="timetable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P15">{$aDay['date']}</text:p>
          </table:table-cell>
          <table:covered-table-cell/>
          <table:table-cell table:style-name="timetable.A2" table:number-columns-spanned="2" office:value-type="string">
            <text:p text:style-name="P5"/>
          </table:table-cell>
          <table:covered-table-cell/>
        </table:table-row>
        <table:table-row>
          <table:table-cell table:style-name="timetable.A2" office:value-type="string">
            <text:p text:style-name="Table_20_Contents">{foreach($aDay['times'] as $aTime):}{if($aTime['_task_calcTime']&gt;0):}{$aTime['task']} {endif} <text:s text:c="49"/></text:p>
          </table:table-cell>
          <table:table-cell table:style-name="timetable.A2" table:number-columns-spanned="2" office:value-type="string">
            <text:p text:style-name="Table_20_Contents">{if($aTime['_task_calcTime']&gt;0):}{$aTime['comment']}{endif}</text:p>
          </table:table-cell>
          <table:covered-table-cell/>
          <table:table-cell table:style-name="timetable.A2" office:value-type="string">
            <text:p text:style-name="Table_20_Contents">{$aTime['duration']}{if($aTime['duration']):} h{endif}</text:p>
          </table:table-cell>
        </table:table-row>
        <table:table-row>
          <table:table-cell table:style-name="timetable.A2" office:value-type="string">
            <text:p text:style-name="Table_20_Contents">{endforeach}</text:p>
          </table:table-cell>
          <table:table-cell table:style-name="timetable.A2" table:number-columns-spanned="2" office:value-type="string">
            <text:p text:style-name="Table_20_Contents"/>
          </table:table-cell>
          <table:covered-table-cell/>
          <table:table-cell table:style-name="timetable.A2" office:value-type="string">
            <text:p text:style-name="Table_20_Contents"/>
          </table:table-cell>
        </table:table-row>
        <table:table-row>
          <table:table-cell table:style-name="timetable.A2" table:number-columns-spanned="2" office:value-type="string">
            <text:p text:style-name="P16">Summe Tag ({$aDay['date']}<text:span text:style-name="T1">)</text:span>:</text:p>
          </table:table-cell>
          <table:covered-table-cell/>
          <table:table-cell table:style-name="timetable.A2" table:number-columns-spanned="2" office:value-type="string">
            <text:p text:style-name="P17">{$aDay['sum']} h</text:p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Table_20_Contents">{endforeach}</text:p>
          </table:table-cell>
          <table:covered-table-cell/>
          <table:table-cell table:style-name="timetable.A2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P14">Summe Benutzer ({$aUser['name']} <text:s/>{$aUser['surname']}): </text:p>
            <text:p text:style-name="P14"/>
          </table:table-cell>
          <table:covered-table-cell/>
          <table:table-cell table:style-name="timetable.A2" table:number-columns-spanned="2" office:value-type="string">
            <text:p text:style-name="P13">{$aUser['sum']} h</text:p>
          </table:table-cell>
          <table:covered-table-cell/>
        </table:table-row>
        <table:table-row>
          <table:table-cell table:style-name="timetable.A2" table:number-columns-spanned="2" office:value-type="string">
            <text:p text:style-name="Table_20_Contents">{endforeach}</text:p>
          </table:table-cell>
          <table:covered-table-cell/>
          <table:table-cell table:style-name="timetable.A2" table:number-columns-spanned="2" office:value-type="string">
            <text:p text:style-name="Table_20_Contents"/>
          </table:table-cell>
          <table:covered-table-cell/>
        </table:table-row>
      </table:table>
      <table:table table:name="Tabelle3" table:style-name="Tabelle3">
        <table:table-column table:style-name="Tabelle3.A"/>
        <table:table-column table:style-name="Tabelle3.B"/>
        <table:table-header-rows>
          <table:table-row>
            <table:table-cell table:style-name="Tabelle3.A1" office:value-type="string">
              <text:p text:style-name="P7">Summe Projekt (<text:span text:style-name="T1">{$aProject['projectname']})</text:span>:</text:p>
            </table:table-cell>
            <table:table-cell table:style-name="Tabelle3.B1" office:value-type="string">
              <text:p text:style-name="P6"><text:s/>{$aProject['sum']} h</text:p>
            </table:table-cell>
          </table:table-row>
        </table:table-header-rows>
      </table:table>
      <text:p text:style-name="P10">{endforeach}</text:p>
      <text:p text:style-name="P10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8">Summe gesamt</text:p>
          </table:table-cell>
          <table:table-cell table:style-name="Tabelle2.B1" office:value-type="string">
            <text:p text:style-name="P19">{$sum} h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Courier New" svg:font-family="'Courier New'" style:font-family-generic="modern"/>
    <style:font-face style:name="Arial Unicode MS" svg:font-family="'Arial Unicode MS'" style:font-pitch="variable"/>
    <style:font-face style:name="HG Mincho Light J" svg:font-family="'HG Mincho Light J'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etaNormal-Roman" svg:font-family="MetaNormal-Roman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205cm" style:writing-mode="page"/>
      <style:text-properties fo:color="#000000" style:font-name="Arial" fo:font-size="12pt" fo:language="de" fo:country="DE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cm" fo:margin-bottom="0.199cm" fo:line-height="100%" fo:keep-with-next="always"/>
      <style:text-properties fo:font-weight="normal" style:font-weight-asian="bold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style:font-name="Arial1" fo:font-size="11pt" fo:font-weight="bold" style:font-size-asian="11pt" style:font-weight-asian="bold"/>
    </style:style>
    <style:style style:name="List" style:family="paragraph" style:parent-style-name="Text_20_body" style:class="list">
      <style:text-properties style:font-name="Ari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line-height="150%"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0pt" style:font-style-asian="italic" style:font-size-complex="10pt" style:font-style-complex="italic"/>
    </style:style>
    <style:style style:name="Frame_20_contents" style:display-name="Frame contents" style:family="paragraph" style:parent-style-name="Text_20_body" style:class="extra">
      <style:paragraph-properties fo:margin-top="0cm" fo:margin-bottom="0cm"/>
      <style:text-properties fo:font-size="8pt" fo:font-weight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3.49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2.495cm" style:type="right" style:leader-style="dotted" style:leader-text="."/>
        </style:tab-stops>
      </style:paragraph-properties>
    </style:style>
    <style:style style:name="WW-Standard_20__28_Web_29_" style:display-name="WW-Standard (Web)" style:family="paragraph" style:parent-style-name="Standard">
      <style:paragraph-properties fo:margin-top="0.176cm" fo:margin-bottom="0.176cm"/>
      <style:text-properties style:font-name="Times New Roman" fo:font-size="12pt" style:font-size-asian="12pt"/>
    </style:style>
    <style:style style:name="WW-Textkörper_20_2" style:display-name="WW-Textkörper 2" style:family="paragraph" style:parent-style-name="Standard">
      <style:text-properties fo:color="#ff0000" style:font-name="MetaNormal-Roman"/>
    </style:style>
    <style:style style:name="WW-Anrede" style:family="paragraph" style:parent-style-name="Standard" style:next-style-name="Standard">
      <style:paragraph-properties fo:margin-top="0.423cm" fo:margin-bottom="0.423cm" style:line-height-at-least="0.423cm" fo:text-align="justify" style:justify-single-word="false"/>
      <style:text-properties style:font-name="Garamond" style:letter-kerning="true"/>
    </style:style>
    <style:style style:name="zeitraum" style:family="paragraph">
      <style:paragraph-properties fo:margin-top="0.101cm" fo:margin-bottom="0.101cm">
        <style:tab-stops/>
      </style:paragraph-properties>
      <style:text-properties fo:font-size="10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 style:parent-style-name="WW-Absatz-Standardschriftart">
      <style:text-properties fo:color="#0000ff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4z0" style:family="text">
      <style:text-properties style:font-name="MetaNormal-Roman" style:font-name-asian="Times New Roman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7z0" style:family="text">
      <style:text-properties style:font-name="Times New Roman" style:font-name-asian="Times New Roman"/>
    </style:style>
    <style:style style:name="WW8Num7z1" style:family="text">
      <style:text-properties fo:font-size="8pt" style:font-size-asian="8pt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7z4" style:family="text">
      <style:text-properties style:font-name="Courier New"/>
    </style:style>
    <style:style style:name="WW8Num3z0" style:family="text">
      <style:text-properties style:font-name="Arial1" fo:font-size="10pt" fo:font-style="normal" fo:font-weight="normal" style:font-size-asian="10pt" style:font-style-asian="normal" style:font-weight-asian="norma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) " style:num-format="a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4">
      <text:list-level-style-bullet text:level="1" text:style-name="WW8Num4z0" style:num-suffix="." text:bullet-char="-">
        <style:list-level-properties text:space-before="0.635cm" text:min-label-width="0.635cm"/>
        <style:text-properties style:font-name="MetaNormal-Roman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>
      <text:list-level-style-bullet text:level="1" text:style-name="WW8Num7z0" style:num-suffix=".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7z1" style:num-suffix="." text:bullet-char="-">
        <style:list-level-properties text:space-before="1.905cm" text:min-label-width="0.635cm"/>
        <style:text-properties fo:font-family="Thorndale" style:font-family-generic="roman" style:font-pitch="variable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4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4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>
      <text:list-level-style-bullet text:level="1" text:style-name="WW8Num3z0" style:num-suffix="." text:bullet-char="ٱ">
        <style:list-level-properties text:space-before="0.635cm" text:min-label-width="0.635cm"/>
        <style:text-properties style:font-name="Arial1"/>
      </text:list-level-style-bullet>
      <text:list-level-style-bullet text:level="2" text:style-name="WW8Num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font-size="8pt"/>
    </style:style>
    <style:style style:name="MP2" style:family="paragraph" style:parent-style-name="Frame_20_contents">
      <style:paragraph-properties fo:text-align="start" style:justify-single-word="false" style:vertical-align="baseline"/>
      <style:text-properties fo:font-size="7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Mfr2" style:family="graphic" style:parent-style-name="Frame">
      <style:graphic-properties style:protect="content size position" style:vertical-pos="from-top" style:vertical-rel="paragraph" style:horizontal-pos="from-left" style:horizontal-rel="paragraph" fo:background-color="transparent" style:background-transparenc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.535cm" fo:margin-bottom="0.885cm" fo:margin-left="2.54cm" fo:margin-right="5.3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09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fik1" text:anchor-type="paragraph" svg:x="9.236cm" svg:y="0.092cm" svg:width="3.598cm" svg:height="1.321cm" draw:z-index="1"><draw:image xlink:href="Pictures/1000000000000081000000320AA835BE.gif" xlink:type="simple" xlink:show="embed" xlink:actuate="onLoad"/></draw:frame></text:p>
      </style:header>
      <style:footer>
        <text:p text:style-name="Frame_20_contents"><draw:frame draw:style-name="Mfr2" draw:name="Rahmen7" text:anchor-type="paragraph" svg:x="15.45cm" svg:y="1.03cm" svg:width="1.702cm" draw:z-index="0"><draw:text-box fo:min-height="0.474cm"><text:p text:style-name="MP2"><text:line-break/>Seite <text:page-number text:select-page="current">1</text:page-number> von <text:page-count>1</text:page-count></text:p></draw:text-box></draw:frame><text:line-break/><text:line-break/><text:line-break/><text:line-break/>timetool v2.0 <text:s text:c="5"/>– <text:s text:c="4"/><text:subject>PRojekttitel hier rein!!!!</text:subject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dc:subject>PRojekttitel hier rein!!!!</dc:subject>
    <meta:initial-creator>Giampaolo Pantò</meta:initial-creator>
    <meta:creation-date>2002-08-29T16:23:39</meta:creation-date>
    <dc:creator>Anton Kejr</dc:creator>
    <dc:date>2009-09-27T17:22:12</dc:date>
    <dc:language>de-DE</dc:language>
    <meta:editing-cycles>108</meta:editing-cycles>
    <meta:editing-duration>PT09H21M22S</meta:editing-duration>
    <meta:document-statistic meta:table-count="4" meta:image-count="1" meta:object-count="0" meta:page-count="1" meta:paragraph-count="30" meta:word-count="75" meta:character-count="935"/>
    <meta:user-defined meta:name="Info 1"/>
    <meta:user-defined meta:name="Info 2"/>
    <meta:user-defined meta:name="Info 3"/>
    <meta:user-defined meta:name="Info 4"/>
  </office:meta>
</office:document-meta>
</file>